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39" style:family="paragraph" style:parent-style-name="Standard">
      <style:text-properties style:font-name="Bitstream Vera Sans Mono" officeooo:rsid="001f19ac" officeooo:paragraph-rsid="001f19ac"/>
    </style:style>
    <style:style style:name="P40" style:family="paragraph" style:parent-style-name="Standard">
      <style:text-properties style:font-name="Bitstream Vera Sans Mono" officeooo:rsid="001f19ac" officeooo:paragraph-rsid="00201fad"/>
    </style:style>
    <style:style style:name="P41"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8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90" style:family="paragraph" style:parent-style-name="Standard">
      <style:paragraph-properties fo:text-align="start" style:justify-single-word="false"/>
      <style:text-properties officeooo:paragraph-rsid="003633ad"/>
    </style:style>
    <style:style style:name="P91"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92"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93"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94"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95"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96"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97"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98"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99"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00"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01"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02"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0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0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0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06"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07"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08"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0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10"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1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1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1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1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1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1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1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18"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19"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2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21"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22" style:family="paragraph" style:parent-style-name="Standard">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23"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124"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125"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133"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1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35"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36"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37"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38"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39"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40"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89"><text:span text:style-name="T3">O </text:span><text:span text:style-name="T1">guia estelar de HTML</text:span></text:p>
      <text:p text:style-name="P88"><text:span text:style-name="T2">C</text:span><text:span text:style-name="T1">onceitos</text:span></text:p>
      <text:list xml:id="list2625833633" text:style-name="L1">
        <text:list-item>
          <text:p text:style-name="P93">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220906740893150" text:continue-numbering="true" text:style-name="L1">
        <text:list-item>
          <text:p text:style-name="P93">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220906914727390" text:continue-numbering="true" text:style-name="L1">
        <text:list-item>
          <text:p text:style-name="P94">O que é HTML?</text:p>
        </text:list-item>
      </text:list>
      <text:p text:style-name="P2">- Hypertext Markup Language</text:p>
      <text:p text:style-name="P9">- Não é uma linguagem, mas um jeito de escrever.</text:p>
      <text:p text:style-name="P9"/>
      <text:list xml:id="list220906851758691" text:continue-numbering="true" text:style-name="L1">
        <text:list-item>
          <text:p text:style-name="P94">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220905381362759" text:continue-numbering="true" text:style-name="L1">
        <text:list-item>
          <text:p text:style-name="P95">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220906153999547" text:continue-numbering="true" text:style-name="L1">
        <text:list-item>
          <text:p text:style-name="P95">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220906922633194" text:continue-numbering="true" text:style-name="L1">
        <text:list-item>
          <text:p text:style-name="P96">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39"><text:span text:style-name="T24">&lt;div </text:span><text:span text:style-name="T18">class=”classificação”</text:span><text:span text:style-name="T24">&gt; &lt;/div&gt;</text:span> – usada para classificar todo o conteúdo, aplicar estilo CSS e para acessar no JavaScript;</text:p>
      <text:p text:style-name="P39"/>
      <text:p text:style-name="P39"><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39"/>
      <text:p text:style-name="P39"><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39"/>
      <text:p text:style-name="P39"><text:span text:style-name="T29">&lt;div </text:span><text:span text:style-name="T23">class=”classificação”</text:span><text:span text:style-name="T17"> hidden</text:span><text:span text:style-name="T29">&gt; &lt;/div&gt;</text:span> – Esconde uma tag.</text:p>
      <text:p text:style-name="P39"/>
      <text:p text:style-name="P40"><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0"/>
      <text:p text:style-name="P40"><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39"/>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220906610092599" text:continue-numbering="true" text:style-name="L1">
        <text:list-item>
          <text:p text:style-name="P97">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220906622039612" text:continue-numbering="true" text:style-name="L1">
        <text:list-item>
          <text:p text:style-name="P98">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220905269355750" text:continue-numbering="true" text:style-name="L1">
        <text:list-item>
          <text:p text:style-name="P99">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220905358608627" text:continue-numbering="true" text:style-name="L1">
        <text:list-item>
          <text:p text:style-name="P99">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220906507534563" text:continue-numbering="true" text:style-name="L1">
        <text:list-item>
          <text:p text:style-name="P100">Criando Projetos</text:p>
        </text:list-item>
      </text:list>
      <text:p text:style-name="P25"/>
      <text:p text:style-name="P91">Guias estelares</text:p>
      <text:p text:style-name="P35">O guia estelar de HTML</text:p>
      <text:p text:style-name="P37">Trabalhando com Elementos</text:p>
      <text:list xml:id="list3636458218" text:style-name="L2">
        <text:list-item>
          <text:p text:style-name="P101">Semântica</text:p>
        </text:list-item>
      </text:list>
      <text:p text:style-name="P44">Uma das principais funções do HTML é dar estruturação ao texto fazendo marcações. Para isto usamos elementos semânticos. Quanto melhor for a semântica do seu site, melhor <text:span text:style-name="T39">e</text:span>le é posicionado no ranking do Google.</text:p>
      <text:p text:style-name="P45">Um site com uma boa semântica também pode ser aplicado melhor na hora de usar o CSS e Java Script.</text:p>
      <text:list xml:id="list220906413072691" text:continue-numbering="true" text:style-name="L2">
        <text:list-item>
          <text:p text:style-name="P102">Títulos e parágrafos</text:p>
        </text:list-item>
      </text:list>
      <text:p text:style-name="P46">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46"/>
      <text:p text:style-name="P70">&lt;!DOCTYPE HTML&gt;</text:p>
      <text:p text:style-name="P70">&lt;h1&gt;Lorem ipsum&lt;/h1&gt;</text:p>
      <text:p text:style-name="P70"/>
      <text:p text:style-name="P70">&lt;p&gt;Lorem ipsum dolor sit amet, consectetur adipiscing elit. Donec hendrerit volutpat est. Morbi cursus nisl dolor, non posuere felis mollis eget. Nam aliquam, sapien sit amet viverra dignissim, mi ante iaculis ipsum, sit amet feugiat augue risus vel est.&lt;/p&gt;</text:p>
      <text:p text:style-name="P70"/>
      <text:p text:style-name="P70">&lt;h2&gt;Donec vitae&lt;/h2&gt;</text:p>
      <text:p text:style-name="P70"/>
      <text:p text:style-name="P70">&lt;h3&gt;Donec vitae&lt;/h3&gt;</text:p>
      <text:p text:style-name="P70"/>
      <text:p text:style-name="P70">&lt;p&gt;Donec vitae quam eget augue vehicula ullamcorper vitae efficitur orci. In a sollicitudin ex.&lt;/p&gt;</text:p>
      <text:p text:style-name="P70"/>
      <text:p text:style-name="P70">&lt;h3&gt;Maecenas&lt;/h3&gt;</text:p>
      <text:p text:style-name="P70"/>
      <text:p text:style-name="P70">&lt;p&gt;Maecenas feugiat neque at lectus finibus luctus.&lt;/p&gt;</text:p>
      <text:p text:style-name="P70"/>
      <text:p text:style-name="P70">&lt;h3&gt;Aliquam&lt;/h3&gt;</text:p>
      <text:p text:style-name="P70"/>
      <text:p text:style-name="P70">&lt;p&gt;Aliquam non ipsum eget libero sagittis faucibus id a justo. Integer pharetra sit amet tellus vitae tristique. Nulla at sollicitudin nunc. Suspendisse potenti.&lt;/p&gt;</text:p>
      <text:p text:style-name="P70"/>
      <text:p text:style-name="P70">&lt;h2&gt;Vivamus&lt;/h2&gt;</text:p>
      <text:p text:style-name="P70"/>
      <text:p text:style-name="P70">&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70"/>
      <text:p text:style-name="P70">&lt;/!doctype&gt;</text:p>
      <text:p text:style-name="P46"><text:soft-page-break/></text:p>
      <text:list xml:id="list220907255439128" text:continue-numbering="true" text:style-name="L2">
        <text:list-item>
          <text:p text:style-name="P103">Listas</text:p>
        </text:list-item>
      </text:list>
      <text:p text:style-name="P47">As listas podem ser ordenadas e não ordenadas. Para criar lista, usamos a tag &lt;li&gt;&lt;/li&gt;. OBS.: No VSCode digitando “li*n + Enter”, onde “n” representa a quantida de itens da lista, será digitado automaticamente a quantidade de tag’s lista que foi colocada em “n”.</text:p>
      <text:p text:style-name="P48">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48">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48"/>
      <text:p text:style-name="P71">&lt;!DOCTYPE HTML&gt;</text:p>
      <text:p text:style-name="P71">&lt;h1&gt;Sudo Detox!&lt;/h1&gt;</text:p>
      <text:p text:style-name="P71">&lt;h2&gt;Ingredientes&lt;/h2&gt;</text:p>
      <text:p text:style-name="P71">&lt;ol&gt;</text:p>
      <text:p text:style-name="P71"><text:tab/>&lt;li&gt;3 folhas de couve;&lt;/li&gt;</text:p>
      <text:p text:style-name="P71"><text:tab/>&lt;li&gt;1 laranja;&lt;/li&gt;</text:p>
      <text:p text:style-name="P71"><text:tab/>&lt;li&gt;1 pedacinho gengibre;&lt;/li&gt;</text:p>
      <text:p text:style-name="P71"><text:tab/>&lt;li&gt;300 ml de água;&lt;/li&gt;</text:p>
      <text:p text:style-name="P71"><text:tab/>&lt;li&gt;Adoçante a gosto;&lt;/li&gt;</text:p>
      <text:p text:style-name="P71"><text:tab/>&lt;li&gt;Gelo a gosto.&lt;/li&gt; <text:s text:c="3"/></text:p>
      <text:p text:style-name="P71">&lt;/ol&gt;</text:p>
      <text:p text:style-name="P71"/>
      <text:p text:style-name="P71">&lt;h1&gt;Vitamina Legal!&lt;/h1&gt;</text:p>
      <text:p text:style-name="P71">&lt;h2&gt;Ingredientes&lt;/h2&gt;</text:p>
      <text:p text:style-name="P71">&lt;ul&gt;</text:p>
      <text:p text:style-name="P71"><text:s text:c="4"/>&lt;li&gt;2 bananas;&lt;/li&gt;</text:p>
      <text:p text:style-name="P71"><text:s text:c="4"/>&lt;li&gt;½ mamão;&lt;/li&gt;</text:p>
      <text:p text:style-name="P71"><text:s text:c="4"/>&lt;li&gt;2 coleres de soca de leite em pó;&lt;/li&gt;</text:p>
      <text:p text:style-name="P71"><text:s text:c="4"/>&lt;li&gt;1 copo de água.&lt;/li&gt;</text:p>
      <text:p text:style-name="P71">&lt;/ul&gt;</text:p>
      <text:p text:style-name="P71"/>
      <text:p text:style-name="P71">&lt;/!doctype&gt;</text:p>
      <text:p text:style-name="P48"/>
      <text:list xml:id="list220906281770046" text:continue-numbering="true" text:style-name="L2">
        <text:list-item>
          <text:p text:style-name="P104">Citações</text:p>
        </text:list-item>
      </text:list>
      <text:p text:style-name="P49">Recurso usado para informar que pegamos um texto de outro site/autor e colocar a devida referência.</text:p>
      <text:p text:style-name="P81"><text:span text:style-name="T29">&lt;blocquote&gt;&lt;/blocquote&gt;</text:span><text:span text:style-name="T28"> - quando quer deixar bem grande o que uma determinada pessoa falou, entre aspas. Abre a tag e coloca a citação.</text:span></text:p>
      <text:p text:style-name="P58"/>
      <text:p text:style-name="P51"><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1"/>
      <text:p text:style-name="P51"><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0"/>
      <text:p text:style-name="P52"><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2"/>
      <text:p text:style-name="P52"><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2"/>
      <text:p text:style-name="P72">&lt;!DOCTYPE HTML&gt;</text:p>
      <text:p text:style-name="P73"/>
      <text:p text:style-name="P73">&lt;blockquote cite="https://developer.mozilla.org/en-US/docs/Web/HTML/Element/blockquote"&gt; O &lt;strog&gt;elemento HTML &lt;code&gt;&amp;lt;blockquote&amp;gt;&lt;/code&gt; &lt;/strog&gt;(ou &lt;em&gt;HTML Block Quotation Element&lt;/em&gt;) indica que um texto externo foi citado.&lt;/blockquote&gt;</text:p>
      <text:p text:style-name="P73"/>
      <text:p text:style-name="P73">&lt;p&gt;De acordo com &lt;a href="https://developer.mozilla.org/en-US/docs/Web/HTML/Element/blockquote"&gt; &lt;cite&gt;página MDN blockquote&lt;/cite&gt;&lt;/a&gt;&lt;/p&gt;</text:p>
      <text:p text:style-name="P73"/>
      <text:p text:style-name="P72">&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72"/>
      <text:p text:style-name="P72">&lt;/!doctype&gt;</text:p>
      <text:p text:style-name="P72"/>
      <text:list xml:id="list220907371012914" text:continue-numbering="true" text:style-name="L2">
        <text:list-item>
          <text:p text:style-name="P105"><text:span text:style-name="T44">A</text:span>breviações</text:p>
        </text:list-item>
      </text:list>
      <text:p text:style-name="P53">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3"/>
      <text:p text:style-name="P74">&lt;!DOCTYPE HTML&gt;</text:p>
      <text:p text:style-name="P74"><text:s text:c="4"/>&lt;p&gt;Usamos <text:span text:style-name="T10">&lt;abbr title="Hypertext Markup Language"&gt;HTML&lt;/abbr&gt;</text:span> para estruturar nossos documentos da web.&lt;/p&gt;</text:p>
      <text:p text:style-name="P74">&lt;/!doctype&gt;</text:p>
      <text:p text:style-name="P53"/>
      <text:list xml:id="list220905819209879" text:continue-numbering="true" text:style-name="L2">
        <text:list-item>
          <text:p text:style-name="P106">Detalhes de contato</text:p>
        </text:list-item>
      </text:list>
      <text:p text:style-name="P54"><text:span text:style-name="T17">&lt;address&gt;&lt;/address&gt;</text:span> - para especificar quem foi o editor da página html colocando informações sobre o criador ou detalhes de contato.</text:p>
      <text:p text:style-name="P75"><text:soft-page-break/>&lt;!DOCTYPE HTML&gt;</text:p>
      <text:p text:style-name="P75"><text:s text:c="4"/><text:span text:style-name="T10">&lt;address&gt;</text:span></text:p>
      <text:p text:style-name="P75"><text:tab/><text:tab/>&lt;p&gt;</text:p>
      <text:p text:style-name="P75"><text:s text:c="8"/><text:tab/>Thiago Carlos &lt;br&gt;</text:p>
      <text:p text:style-name="P75"><text:s text:c="12"/>&lt;strong&gt;Caruaru, PE&lt;/strong&gt;</text:p>
      <text:p text:style-name="P75"><text:s text:c="8"/>&lt;/p&gt;</text:p>
      <text:p text:style-name="P75"><text:tab/><text:span text:style-name="T10">&lt;/address&gt;</text:span></text:p>
      <text:p text:style-name="P75">&lt;/!doctype&gt;</text:p>
      <text:p text:style-name="P54"/>
      <text:list xml:id="list220906404807868" text:continue-numbering="true" text:style-name="L2">
        <text:list-item>
          <text:p text:style-name="P107">Listas de descrição</text:p>
        </text:list-item>
      </text:list>
      <text:p text:style-name="P55">Usadas para marcar um conjunto de itens e sua descrição.</text:p>
      <text:p text:style-name="P55"><text:span text:style-name="T29">&lt;dl&gt;&lt;/dl&gt;</text:span> - lista de descrição.</text:p>
      <text:p text:style-name="P55"><text:span text:style-name="T29">&lt;dt&gt;&lt;/dt&gt;</text:span> - termo de descrição.</text:p>
      <text:p text:style-name="P55"><text:span text:style-name="T29">&lt;dd&gt;&lt;/dd&gt;</text:span> - descrição do termo.</text:p>
      <text:p text:style-name="P55"/>
      <text:p text:style-name="P76">&lt;!DOCTYPE HTML&gt;</text:p>
      <text:p text:style-name="P76">&lt;h2&gt;Glossário&lt;/h2&gt;</text:p>
      <text:p text:style-name="P83">&lt;dl&gt;</text:p>
      <text:p text:style-name="P76"><text:s text:c="4"/><text:span text:style-name="T10">&lt;dt&gt;</text:span>Hypertext<text:span text:style-name="T10">&lt;/dt&gt;</text:span></text:p>
      <text:p text:style-name="P76"><text:s text:c="4"/><text:span text:style-name="T10">&lt;dd&gt;</text:span>É um hiper texto com opssibilidades...<text:span text:style-name="T10">&lt;/dd&gt;</text:span></text:p>
      <text:p text:style-name="P76"><text:s text:c="4"/><text:span text:style-name="T10">&lt;dt&gt;</text:span>Markup<text:span text:style-name="T10">&lt;/dt&gt;</text:span></text:p>
      <text:p text:style-name="P76"><text:s text:c="4"/><text:span text:style-name="T10">&lt;dd&gt;</text:span>Marcação do texto<text:span text:style-name="T10">&lt;/dd&gt;</text:span></text:p>
      <text:p text:style-name="P76"><text:s text:c="4"/><text:span text:style-name="T10">&lt;dt&gt;</text:span>Languague<text:span text:style-name="T10">&lt;/dt&gt;</text:span></text:p>
      <text:p text:style-name="P76"><text:s text:c="4"/><text:span text:style-name="T10">&lt;dd&gt;</text:span>Linguagem com sua semântica e sintaxe....<text:span text:style-name="T10">&lt;/dd&gt;</text:span></text:p>
      <text:p text:style-name="P83">&lt;/dl&gt;</text:p>
      <text:p text:style-name="P76">&lt;/!doctype&gt;</text:p>
      <text:p text:style-name="P55"/>
      <text:list xml:id="list220905520663395" text:continue-numbering="true" text:style-name="L2">
        <text:list-item>
          <text:p text:style-name="P108">Representação de código</text:p>
        </text:list-item>
      </text:list>
      <text:p text:style-name="P56">Quando queremos represntar um código na página html.</text:p>
      <text:p text:style-name="P56"><text:span text:style-name="T10">&lt;code&gt;&lt;/code&gt;</text:span> - para pequenas partes de código, ou partes genéricas.</text:p>
      <text:p text:style-name="P56"><text:span text:style-name="T10">&lt;pre&gt;&lt;/pre&gt;</text:span> - para blocos de código, pois essa tag mantém os espaços em brancos e recuos que eu colocar no meu código.</text:p>
      <text:p text:style-name="P56"/>
      <text:p text:style-name="P77">&lt;!DOCTYPE&gt;</text:p>
      <text:p text:style-name="P77"><text:s text:c="4"/><text:span text:style-name="T10">&lt;pre&gt;</text:span></text:p>
      <text:p text:style-name="P77"><text:s text:c="4"/><text:span text:style-name="T10">&lt;code&gt;</text:span>document.</text:p>
      <text:p text:style-name="P77"><text:s text:c="4"/><text:tab/><text:tab/><text:tab/>querySelector("body")</text:p>
      <text:p text:style-name="P77"><text:s text:c="4"/><text:span text:style-name="T10">&lt;/code&gt;</text:span></text:p>
      <text:p text:style-name="P77"><text:s text:c="4"/><text:span text:style-name="T10">&lt;/pre&gt;</text:span></text:p>
      <text:p text:style-name="P77">&lt;/!doctype&gt;</text:p>
      <text:p text:style-name="P56"/>
      <text:list xml:id="list220906785954857" text:continue-numbering="true" text:style-name="L2">
        <text:list-item>
          <text:p text:style-name="P109">Elementos Genéricos</text:p>
        </text:list-item>
      </text:list>
      <text:p text:style-name="P57">No html temos alguns elementos genéricos, alguns para agrupar conteúdos e outros para agrupar texto; um trabalha com ideia de bloco e outro de linha.</text:p>
      <text:p text:style-name="P57"><text:span text:style-name="T17">&lt;div&gt;&lt;/div&gt;</text:span> - <text:span text:style-name="T45">para agrupar conteúdo e trabalha com ideia de bloco.</text:span></text:p>
      <text:p text:style-name="P57"><text:span text:style-name="T17">&lt;span&gt;&lt;/span&gt;</text:span> - <text:span text:style-name="T45">para agrupar texto e trabalha com ideia de linha.</text:span></text:p>
      <text:p text:style-name="P57"/>
      <text:p text:style-name="P78">&lt;!DOCTYPE HTML&gt;</text:p>
      <text:p text:style-name="P78"><text:s text:c="4"/><text:span text:style-name="T10">&lt;div</text:span> class="shirt"<text:span text:style-name="T10">&gt;</text:span></text:p>
      <text:p text:style-name="P78"><text:s text:c="8"/><text:span text:style-name="T10">&lt;span&gt;</text:span>Camiseta<text:span text:style-name="T10">&lt;/span&gt;</text:span></text:p>
      <text:p text:style-name="P78"><text:soft-page-break/><text:s text:c="8"/><text:span text:style-name="T10">&lt;span&gt;</text:span>R$ 99,00<text:span text:style-name="T10">&lt;/span&gt;</text:span></text:p>
      <text:p text:style-name="P78"><text:tab/><text:span text:style-name="T10">&lt;/div&gt;</text:span></text:p>
      <text:p text:style-name="P78"><text:tab/><text:span text:style-name="T10">&lt;div</text:span> class="shoes"<text:span text:style-name="T10">&gt;</text:span></text:p>
      <text:p text:style-name="P78"><text:s text:c="4"/><text:tab/><text:tab/><text:span text:style-name="T10">&lt;span&gt;</text:span>All Star<text:span text:style-name="T10">&lt;/span&gt;</text:span></text:p>
      <text:p text:style-name="P78"><text:s text:c="4"/><text:tab/><text:tab/><text:span text:style-name="T10">&lt;span&gt;</text:span>R$ 50,00<text:span text:style-name="T10">&lt;/span&gt;</text:span></text:p>
      <text:p text:style-name="P78"><text:tab/><text:span text:style-name="T10">&lt;/div&gt;</text:span></text:p>
      <text:p text:style-name="P78">&lt;/!doctype&gt;</text:p>
      <text:p text:style-name="P41"/>
      <text:p text:style-name="P92">Guias estelares</text:p>
      <text:p text:style-name="P36">O guia estelar de HTML</text:p>
      <text:p text:style-name="P38">Links</text:p>
      <text:list xml:id="list3968389403" text:style-name="L3">
        <text:list-item>
          <text:p text:style-name="P110">Conhecendo a tag âncora</text:p>
        </text:list-item>
      </text:list>
      <text:p text:style-name="P59">Hiperlinks – elemento âncora: &lt;a&gt;</text:p>
      <text:p text:style-name="P59">Anatomia <text:span text:style-name="T47">básica:</text:span></text:p>
      <text:p text:style-name="P82">&lt;a href=""&gt;<text:span text:style-name="T47">conteúdo</text:span>&lt;/a&gt;</text:p>
      <text:p text:style-name="P59"/>
      <text:p text:style-name="P59">Atributos:</text:p>
      <text:p text:style-name="P59">- globais:</text:p>
      <text:p text:style-name="P60">&lt;a <text:span text:style-name="T10">href=""</text:span>&gt;<text:span text:style-name="T47">conteúdo</text:span>&lt;/a&gt; - <text:span text:style-name="T47">referência </text:span>para onde iremos quando clicamos no link. <text:span text:style-name="T47">O endereço pode ser:</text:span></text:p>
      <text:p text:style-name="P90"><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90"><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0">&lt;a <text:span text:style-name="T10">href="</text:span><text:span text:style-name="T16">tthiagocarlos.dev@gmail.com</text:span><text:span text:style-name="T10">"</text:span>&gt;<text:span text:style-name="T47">conteúdo</text:span>&lt;/a&gt; - <text:span text:style-name="T47">um</text:span> email;</text:p>
      <text:p text:style-name="P60">&lt;a <text:span text:style-name="T10">href="</text:span><text:span text:style-name="T16">5581988997755</text:span><text:span text:style-name="T10">"</text:span>&gt;<text:span text:style-name="T47">conteúdo</text:span>&lt;/a&gt; - <text:span text:style-name="T47">um</text:span> telefone;</text:p>
      <text:p text:style-name="P60">&lt;a <text:span text:style-name="T10">href="</text:span><text:span text:style-name="T14">https://google.com</text:span><text:span text:style-name="T10">"</text:span>&gt;<text:span text:style-name="T47">conteúdo</text:span>&lt;/a&gt; - e outros.</text:p>
      <text:p text:style-name="P61"/>
      <text:p text:style-name="P61"><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0">&lt;a href="" <text:span text:style-name="T10">target=""</text:span> &gt;conteúdo&lt;/a&gt; - qual será o alvo do disparo. Se deixar sem target ele abrirá o conteúdo da nova página na mesma aba.</text:p>
      <text:p text:style-name="P60">&lt;a href="" <text:span text:style-name="T10">target=" _self"</text:span> &gt;conteúdo&lt;/a&gt; - <text:span text:style-name="T47">também abrirá o novo conteúdo na aba atual.(padrão)</text:span></text:p>
      <text:p text:style-name="P60">&lt;a href="" <text:span text:style-name="T10">target=" _blanck"</text:span> &gt;conteúdo&lt;/a&gt; - <text:span text:style-name="T47">abrirá uma nova aba com o novo conteúdo.</text:span> </text:p>
      <text:p text:style-name="P59"/>
      <text:list xml:id="list220906887074867" text:continue-numbering="true" text:style-name="L3">
        <text:list-item>
          <text:p text:style-name="P111">Utilizando a tag âncora</text:p>
        </text:list-item>
      </text:list>
      <text:p text:style-name="P84">&lt;!DOCTYPE HTML&gt;</text:p>
      <text:p text:style-name="P84">&lt;p&gt;&lt;strong&gt;Âncora&lt;/strong&gt;&lt;/p&gt;</text:p>
      <text:p text:style-name="P84">&lt;ul&gt;</text:p>
      <text:p text:style-name="P84"><text:s text:c="2"/>&lt;li&gt;&lt;a href="https://www.google.com"&gt;Website&lt;/a&gt;&lt;/li&gt;</text:p>
      <text:p text:style-name="P84"><text:s text:c="2"/>&lt;li&gt;&lt;a href="mailto:tthiagocarlos.dev@gmail.com"&gt;email&lt;/a&gt;&lt;/li&gt;</text:p>
      <text:p text:style-name="P84"><text:s text:c="2"/>&lt;li&gt;&lt;a href="tel:+55988776633"&gt;telefone&lt;/a&gt;&lt;/li&gt;</text:p>
      <text:p text:style-name="P84"><text:s text:c="2"/>&lt;li&gt;&lt;a href="https://www.google.com" target="_blanck"&gt;Website_new_tab&lt;/a&gt;&lt;/li&gt;</text:p>
      <text:p text:style-name="P84">&lt;/ul&gt;</text:p>
      <text:p text:style-name="P84"/>
      <text:p text:style-name="P84"/>
      <text:p text:style-name="P84">&lt;p&gt;&lt;strong&gt;Fragmentos&lt;/strong&gt;&lt;/p&gt;</text:p>
      <text:p text:style-name="P84">&lt;ul&gt;</text:p>
      <text:p text:style-name="P84"><text:tab/>&lt;li&gt;&lt;a href="#about"&gt;about me&lt;/a&gt;&lt;/li&gt;</text:p>
      <text:p text:style-name="P84"><text:tab/>&lt;li&gt;&lt;a href="#history"&gt;history&lt;/a&gt;&lt;/li&gt;</text:p>
      <text:p text:style-name="P84"><text:tab/>&lt;li&gt;&lt;a href="#works"&gt;works&lt;/a&gt;&lt;/li&gt;</text:p>
      <text:p text:style-name="P84">&lt;/ul&gt;</text:p>
      <text:p text:style-name="P84"/>
      <text:p text:style-name="P84">&lt;h1 id="about"&gt;About me&lt;/h1&gt;</text:p>
      <text:p text:style-name="P84"/>
      <text:p text:style-name="P84">&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84"/>
      <text:p text:style-name="P84">&lt;h2 id="history"&gt;History&lt;/h2&gt;</text:p>
      <text:p text:style-name="P84"/>
      <text:p text:style-name="P84">&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84"/>
      <text:p text:style-name="P84">&lt;h2 id="works"&gt;Works&lt;/h2&gt;</text:p>
      <text:p text:style-name="P84"/>
      <text:p text:style-name="P84">&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84">&lt;/!doctype&gt;</text:p>
      <text:p text:style-name="P87"/>
      <text:list xml:id="list220906873095730" text:continue-numbering="true" text:style-name="L3">
        <text:list-item>
          <text:p text:style-name="P112">Conteúdo dentro de elemento a</text:p>
        </text:list-item>
      </text:list>
      <text:p text:style-name="P62">Conteúdo dos hiperlinks – <text:span text:style-name="T48">posso colocar </text:span>qualquer conteúdo, <text:span text:style-name="T48">inclusive outas tags.</text:span></text:p>
      <text:p text:style-name="P62"/>
      <text:p text:style-name="P85">&lt;!doctype html&gt;</text:p>
      <text:p text:style-name="P85">&lt;a href="https://google.com" title="Ir para google"&gt;</text:p>
      <text:p text:style-name="P85"><text:tab/>&lt;h1&gt;Google&lt;/h1&gt;</text:p>
      <text:p text:style-name="P85"><text:tab/>&lt;p&gt; Qualquer tag&lt;/p&gt;</text:p>
      <text:p text:style-name="P85"><text:tab/>&lt;img src="https://source.unsplash.com/random" alt""&gt;</text:p>
      <text:p text:style-name="P85">&lt;/a&gt;</text:p>
      <text:p text:style-name="P85">&lt;/!doctype&gt;</text:p>
      <text:p text:style-name="P79"/>
      <text:p text:style-name="P63">As três tags <text:span text:style-name="T10">&lt;h1&gt;&lt;/h1&gt;</text:span>, <text:span text:style-name="T10">&lt;p1&gt;&lt;/p1&gt;</text:span> e <text:span text:style-name="T10">&lt;img&gt;</text:span> estão dentro do conteúdo da tag <text:span text:style-name="T10">&lt;a&gt;&lt;/a&gt;</text:span>.</text:p>
      <text:p text:style-name="P63"/>
      <text:list xml:id="list220907385080558" text:continue-numbering="true" text:style-name="L3">
        <text:list-item>
          <text:p text:style-name="P113">Caminhos e URLS</text:p>
        </text:list-item>
      </text:list>
      <text:p text:style-name="P65">Como navegar entre links</text:p>
      <text:p text:style-name="P123"/>
      <text:p text:style-name="P64"><text:span text:style-name="T10">Uniform Resource Locator</text:span> - Sequência de texto que define onde algo está localizado na Web. <text:span text:style-name="T49">Ex.:</text:span></text:p>
      <text:p text:style-name="P63"><text:s/><text:a xlink:type="simple" xlink:href="https://google.com/" text:style-name="Internet_20_link" text:visited-style-name="Visited_20_Internet_20_Link">https://google.com</text:a></text:p>
      <text:p text:style-name="P63"><text:span text:style-name="T49">As </text:span>URL’<text:span text:style-name="T49">s</text:span> usam caminhos para encontrar arquivos.</text:p>
      <text:p text:style-name="P124"/>
      <text:p text:style-name="P63"><text:span text:style-name="T10">Caminhos dos arquivos</text:span> - Onde, no explorador de arquivos, um recurs<text:span text:style-name="T49">o(arquivo, imagem, pdf, documento)</text:span> está localizado</text:p>
      <text:p text:style-name="P63"/>
      <text:p text:style-name="P86">&lt;!doctype html&gt;</text:p>
      <text:p text:style-name="P86">&lt;h1&gt;urls e caminhos&lt;/h1&gt;</text:p>
      <text:p text:style-name="P86"><text:soft-page-break/>&lt;ul&gt;</text:p>
      <text:p text:style-name="P86">&lt;li&gt;&lt;a href="<text:span text:style-name="T10">https://google.com</text:span>" target="_blanck"&gt;<text:span text:style-name="T10">By URL</text:span>&lt;/a&gt;&lt;/li&gt;</text:p>
      <text:p text:style-name="P86">&lt;li&gt;&lt;a href="<text:span text:style-name="T10">hiperlinks.html</text:span>" target="_blanck"&gt;<text:span text:style-name="T10">By caminho</text:span>&lt;/a&gt;&lt;/li&gt;</text:p>
      <text:p text:style-name="P86">&lt;/ul&gt;</text:p>
      <text:p text:style-name="P63"/>
      <text:list xml:id="list220905366867420" text:continue-numbering="true" text:style-name="L3">
        <text:list-item>
          <text:p text:style-name="P114">Como navegar pelos diretórios</text:p>
        </text:list-item>
      </text:list>
      <text:p text:style-name="P66"/>
      <text:p text:style-name="P67"><text:span text:style-name="T29">&lt;a href="urls-e-caminhos.html"&gt;arquivo na mesma pasta&lt;/a&gt;</text:span> - mesmo diretório;</text:p>
      <text:p text:style-name="P67"><text:span text:style-name="T29">&lt;a href="../outros/conteudo-a-element.html"&gt;arquivo na pasta outros&lt;/a&gt;</text:span> - <text:span text:style-name="T50">entrando em </text:span>diretório;</text:p>
      <text:p text:style-name="P67"><text:span text:style-name="T29">&lt;a href="../hiperlinks.html"&gt;saindo do diretório&lt;/a&gt;</text:span> - saindo de diretórios</text:p>
      <text:p text:style-name="P67"><text:span text:style-name="T29">&lt;a href="./urls-e-caminhos.html"&gt;arquivo no diretótio raiz&lt;/a&gt;</text:span> - diretório raiz</text:p>
      <text:p text:style-name="P67"/>
      <text:list xml:id="list220906495309081" text:continue-numbering="true" text:style-name="L3">
        <text:list-item>
          <text:p text:style-name="P115">Caminhos absolutos vs realativos</text:p>
        </text:list-item>
      </text:list>
      <text:p text:style-name="P68"><text:span text:style-name="T10">Absolutos</text:span> – inclui protocolo e nome de domínio. Ex.:</text:p>
      <text:p text:style-name="P68"><text:a xlink:type="simple" xlink:href="http://www.google.com/projeto/index.html" text:style-name="Internet_20_link" text:visited-style-name="Visited_20_Internet_20_Link">http://www.google.com/projeto/index.html</text:a></text:p>
      <text:p text:style-name="P68">Sempre apontará para o mesmo local, pois é absolunto.</text:p>
      <text:p text:style-name="P68"/>
      <text:p text:style-name="P68"><text:span text:style-name="T10">Relativos</text:span> – relativo à página aberta no momento. Apontará para lugares diferentes.</text:p>
      <text:p text:style-name="P69">Ex.:</text:p>
      <text:p text:style-name="P69"/>
      <text:p text:style-name="P80">&lt;a href="google.com"&gt;relativo: ir para o google&lt;/a&gt;</text:p>
      <text:p text:style-name="P80">&lt;br&gt;</text:p>
      <text:p text:style-name="P80">&lt;a href="https://google.com"&gt;absoluto: ir para o google&lt;/a&gt;</text:p>
      <text:p text:style-name="P68"/>
      <text:list xml:id="list220906019454138" text:continue-numbering="true" text:style-name="L3">
        <text:list-item>
          <text:p text:style-name="P116">Exercício de apresentação</text:p>
        </text:list-item>
      </text:list>
      <text:p text:style-name="P42"/>
      <text:list xml:id="list220905708575069" text:continue-numbering="true" text:style-name="L3">
        <text:list-item>
          <text:p text:style-name="P117">Exercício de resolução</text:p>
        </text:list-item>
      </text:list>
      <text:p text:style-name="P43"/>
      <text:p text:style-name="P140">Guias estelares</text:p>
      <text:p text:style-name="P134">O guia estelar de HTML</text:p>
      <text:p text:style-name="P133">Tabelas</text:p>
      <text:list xml:id="list2194730539" text:style-name="L4">
        <text:list-item>
          <text:p text:style-name="P118">Tabelas</text:p>
        </text:list-item>
      </text:list>
      <text:p text:style-name="P125">Elemento muito importante no html para organiação de dados. Tendo como pontos positivos a visualização de dados via linhas e colunas; e também boa acessibilidade para leitura dos dados.</text:p>
      <text:p text:style-name="P125">Ponto negativo é a pouca flexibilidade e precisa de estilização para melhor visualização.</text:p>
      <text:p text:style-name="P125">Não usar jamais para criar layout.</text:p>
      <text:p text:style-name="P125"/>
      <text:list xml:id="list220906770914120" text:continue-numbering="true" text:style-name="L4">
        <text:list-item>
          <text:p text:style-name="P118">Tabela básica</text:p>
        </text:list-item>
      </text:list>
      <text:p text:style-name="P126">&lt;table&gt;&lt;/table&gt; - para criar uma tabela;</text:p>
      <text:p text:style-name="P126">&lt;tr&gt;&lt;/tr&gt; - para adicionar uma linha;</text:p>
      <text:p text:style-name="P126">&lt;th&gt;&lt;/th&gt; - para colocar um cabeçalho da tabela;</text:p>
      <text:p text:style-name="P126">&lt;td&gt;&lt;/td&gt; - conteúdo da linha;</text:p>
      <text:p text:style-name="P126"/>
      <text:p text:style-name="P135">&lt;!doctype html&gt;</text:p>
      <text:p text:style-name="P135"><text:tab/>&lt;table&gt;</text:p>
      <text:p text:style-name="P135"><text:s text:c="8"/>&lt;tr&gt;</text:p>
      <text:p text:style-name="P135"><text:s text:c="12"/>&lt;th&gt;Nome&lt;/th&gt;</text:p>
      <text:p text:style-name="P135"><text:s text:c="12"/>&lt;th&gt;Idade&lt;/th&gt;</text:p>
      <text:p text:style-name="P135"><text:s text:c="8"/>&lt;/tr&gt;</text:p>
      <text:p text:style-name="P135"><text:s text:c="8"/>&lt;tr&gt;</text:p>
      <text:p text:style-name="P135"><text:s text:c="12"/>&lt;td&gt;Thiago&lt;/td&gt;</text:p>
      <text:p text:style-name="P135"><text:s text:c="12"/>&lt;td&gt;33&lt;/td&gt;</text:p>
      <text:p text:style-name="P135"><text:s text:c="8"/>&lt;/tr&gt;</text:p>
      <text:p text:style-name="P135"><text:s text:c="8"/>&lt;tr&gt;</text:p>
      <text:p text:style-name="P135"><text:s text:c="12"/>&lt;td&gt;Thamara&lt;/td&gt;</text:p>
      <text:p text:style-name="P135"><text:s text:c="12"/>&lt;td&gt;23&lt;/td&gt;</text:p>
      <text:p text:style-name="P135"><text:s text:c="8"/>&lt;/tr&gt;</text:p>
      <text:p text:style-name="P135"><text:tab/>&lt;/table&gt;</text:p>
      <text:p text:style-name="P135">&lt;/!doctype&gt;</text:p>
      <text:p text:style-name="P131"/>
      <text:list xml:id="list220905641232629" text:continue-numbering="true" text:style-name="L4">
        <text:list-item>
          <text:p text:style-name="P119">Organizando Tabelas</text:p>
        </text:list-item>
      </text:list>
      <text:p text:style-name="P127">&lt;thead&gt;&lt;/thead&gt; - cabeçalho da tabela;</text:p>
      <text:p text:style-name="P127">&lt;body&gt;&lt;/body&gt; - corpo da tabela;</text:p>
      <text:p text:style-name="P127">&lt;tfoot&gt;&lt;/tfoot&gt; - rodapé da tabela;</text:p>
      <text:p text:style-name="P128">&lt;caption&gt;&lt;/caption&gt; - descreve o que a tabela faz.</text:p>
      <text:p text:style-name="P128"/>
      <text:p text:style-name="P136">&lt;!doctype html&gt;</text:p>
      <text:p text:style-name="P136"><text:tab/>&lt;table&gt;</text:p>
      <text:p text:style-name="P136"><text:s text:c="8"/>&lt;caption&gt;Pessoas por idade&lt;/caption&gt;</text:p>
      <text:p text:style-name="P136"><text:s text:c="8"/>&lt;thead&gt;</text:p>
      <text:p text:style-name="P136"><text:s text:c="8"/><text:tab/>&lt;tr&gt;</text:p>
      <text:p text:style-name="P136"><text:s text:c="12"/><text:tab/>&lt;th&gt;Nome&lt;/th&gt;</text:p>
      <text:p text:style-name="P136"><text:s text:c="12"/><text:tab/>&lt;th&gt;Idade&lt;/th&gt;</text:p>
      <text:p text:style-name="P136"><text:s text:c="8"/><text:tab/>&lt;/tr&gt; <text:s text:c="3"/></text:p>
      <text:p text:style-name="P136"><text:s text:c="8"/>&lt;/thead&gt;</text:p>
      <text:p text:style-name="P136"><text:s text:c="8"/>&lt;tbody&gt;</text:p>
      <text:p text:style-name="P136"><text:s text:c="12"/>&lt;tr&gt;</text:p>
      <text:p text:style-name="P136"><text:s text:c="16"/>&lt;td&gt;Thiago&lt;/td&gt;</text:p>
      <text:p text:style-name="P136"><text:s text:c="16"/>&lt;td&gt;33&lt;/td&gt;</text:p>
      <text:p text:style-name="P136"><text:s text:c="12"/>&lt;/tr&gt;</text:p>
      <text:p text:style-name="P136"><text:s text:c="12"/>&lt;tr&gt;</text:p>
      <text:p text:style-name="P136"><text:s text:c="16"/>&lt;td&gt;Thamara&lt;/td&gt;</text:p>
      <text:p text:style-name="P136"><text:soft-page-break/><text:s text:c="16"/>&lt;td&gt;23&lt;/td&gt;</text:p>
      <text:p text:style-name="P136"><text:s text:c="12"/>&lt;/tr&gt;</text:p>
      <text:p text:style-name="P136"><text:s text:c="4"/><text:tab/>&lt;/tbody&gt; <text:s text:c="2"/></text:p>
      <text:p text:style-name="P136"><text:s text:c="8"/>&lt;tfoot&gt;</text:p>
      <text:p text:style-name="P136"><text:s text:c="12"/>&lt;tr&gt;</text:p>
      <text:p text:style-name="P136"><text:s text:c="16"/>&lt;td&gt;Total:&lt;/td&gt;</text:p>
      <text:p text:style-name="P136"><text:s text:c="12"/><text:tab/>&lt;td&gt;2 Pessoas&lt;/td&gt;</text:p>
      <text:p text:style-name="P136"><text:s text:c="12"/>&lt;/tr&gt;</text:p>
      <text:p text:style-name="P136"><text:s text:c="8"/>&lt;/tfoot&gt;</text:p>
      <text:p text:style-name="P136"><text:s text:c="4"/>&lt;/table&gt;</text:p>
      <text:p text:style-name="P136">&lt;/!doctype&gt;</text:p>
      <text:p text:style-name="P132"/>
      <text:list xml:id="list220906163963415" text:continue-numbering="true" text:style-name="L4">
        <text:list-item>
          <text:p text:style-name="P120">Tabela Complexa</text:p>
        </text:list-item>
      </text:list>
      <text:p text:style-name="P129">Crie uma tabela que mostre 2 lojas com quantos produtos foram produzidos, quantos vendidos e agrupado por nome dos produtos.</text:p>
      <text:p text:style-name="P129"/>
      <text:list xml:id="list220906729124238" text:continue-numbering="true" text:style-name="L4">
        <text:list-item>
          <text:p text:style-name="P120">Thead Complexa</text:p>
        </text:list-item>
      </text:list>
      <text:p text:style-name="P129">&lt;th <text:span text:style-name="T10">rowspan="2"</text:span>&gt;&lt;/th&gt; - <text:span text:style-name="T51">para ocupar duas linhas;</text:span></text:p>
      <text:p text:style-name="P129">&lt;th <text:span text:style-name="T10">colspan="2"</text:span>&gt;&lt;/th&gt; - <text:span text:style-name="T52">para ocupar duas linhas.</text:span></text:p>
      <text:p text:style-name="P129"/>
      <text:p text:style-name="P137">&lt;!doctype html&gt;</text:p>
      <text:p text:style-name="P137"><text:s text:c="4"/>&lt;table&gt;</text:p>
      <text:p text:style-name="P137"><text:s text:c="8"/>&lt;caption&gt;Produzidos x Vendidos por Loja&lt;/caption&gt;</text:p>
      <text:p text:style-name="P137"><text:s text:c="8"/>&lt;thead&gt;</text:p>
      <text:p text:style-name="P137"><text:s text:c="12"/>&lt;tr&gt;</text:p>
      <text:p text:style-name="P137"><text:s text:c="12"/><text:tab/>&lt;th <text:span text:style-name="T10">rowspan="2"</text:span>&gt;&lt;/th&gt;</text:p>
      <text:p text:style-name="P137"><text:s text:c="12"/><text:tab/>&lt;th <text:span text:style-name="T10">colspan="2"</text:span>&gt;Afonso Pena&lt;/th&gt;</text:p>
      <text:p text:style-name="P137"><text:s text:c="12"/><text:tab/>&lt;th <text:span text:style-name="T10">colspan="2"</text:span>&gt;Antônia Pereira&lt;/th&gt;</text:p>
      <text:p text:style-name="P137"><text:s text:c="12"/>&lt;/tr&gt;</text:p>
      <text:p text:style-name="P137"><text:s text:c="8"/><text:tab/>&lt;tr&gt;</text:p>
      <text:p text:style-name="P137"><text:s text:c="16"/>&lt;td&gt;Produzidos&lt;/td&gt;</text:p>
      <text:p text:style-name="P137"><text:s text:c="16"/>&lt;td&gt;Vendidos&lt;/td&gt;</text:p>
      <text:p text:style-name="P137"><text:s text:c="16"/>&lt;td&gt;Produzidos&lt;/td&gt;</text:p>
      <text:p text:style-name="P137"><text:s text:c="16"/>&lt;td&gt;Vendidos&lt;/td&gt;</text:p>
      <text:p text:style-name="P137"><text:s text:c="12"/>&lt;/tr&gt;</text:p>
      <text:p text:style-name="P137"><text:s text:c="8"/>&lt;/thead&gt;</text:p>
      <text:p text:style-name="P137"><text:s text:c="4"/>&lt;/table&gt;</text:p>
      <text:p text:style-name="P137">&lt;/!doctype&gt;</text:p>
      <text:p text:style-name="P129"/>
      <text:list xml:id="list220906523211477" text:continue-numbering="true" text:style-name="L4">
        <text:list-item>
          <text:p text:style-name="P121">Tbody complexo</text:p>
        </text:list-item>
      </text:list>
      <text:p text:style-name="P130"/>
      <text:p text:style-name="P138">&lt;!doctype html&gt;</text:p>
      <text:p text:style-name="P138"><text:s text:c="4"/>&lt;table&gt;</text:p>
      <text:p text:style-name="P138"><text:s text:c="8"/>&lt;caption&gt;Produzidos x Vendidos por Loja&lt;/caption&gt;</text:p>
      <text:p text:style-name="P138"><text:s text:c="8"/>&lt;thead&gt;</text:p>
      <text:p text:style-name="P138"><text:s text:c="12"/>&lt;tr&gt;</text:p>
      <text:p text:style-name="P138"><text:s text:c="16"/>&lt;th rowspan="2"&gt;&lt;/th&gt;</text:p>
      <text:p text:style-name="P138"><text:s text:c="16"/>&lt;th colspan="2"&gt;Afonso Pena&lt;/th&gt;</text:p>
      <text:p text:style-name="P138"><text:s text:c="12"/><text:tab/>&lt;th colspan="2"&gt;Antônia Pereira&lt;/th&gt;</text:p>
      <text:p text:style-name="P138"><text:s text:c="12"/>&lt;/tr&gt;</text:p>
      <text:p text:style-name="P138"><text:s text:c="8"/><text:tab/>&lt;tr&gt;</text:p>
      <text:p text:style-name="P138"><text:s text:c="16"/>&lt;td&gt;Produzidos&lt;/td&gt;</text:p>
      <text:p text:style-name="P138"><text:s text:c="16"/>&lt;td&gt;Vendidos&lt;/td&gt;</text:p>
      <text:p text:style-name="P138"><text:s text:c="16"/>&lt;td&gt;Produzidos&lt;/td&gt;</text:p>
      <text:p text:style-name="P138"><text:s text:c="16"/>&lt;td&gt;Vendidos&lt;/td&gt;</text:p>
      <text:p text:style-name="P138"><text:s text:c="12"/>&lt;/tr&gt;</text:p>
      <text:p text:style-name="P138"><text:s text:c="8"/>&lt;/thead&gt;</text:p>
      <text:p text:style-name="P138"><text:s text:c="8"/><text:span text:style-name="T10">&lt;tbody&gt;</text:span></text:p>
      <text:p text:style-name="P139"><text:s text:c="12"/>&lt;tr&gt;</text:p>
      <text:p text:style-name="P139"><text:s text:c="16"/>&lt;th&gt;Vassouras&lt;/th&gt;</text:p>
      <text:p text:style-name="P139"><text:soft-page-break/><text:s text:c="16"/>&lt;td&gt;50&lt;/td&gt;</text:p>
      <text:p text:style-name="P139"><text:s text:c="16"/>&lt;td&gt;30&lt;/td&gt;</text:p>
      <text:p text:style-name="P139"><text:s text:c="16"/>&lt;td&gt;20&lt;/td&gt;</text:p>
      <text:p text:style-name="P139"><text:s text:c="16"/>&lt;td&gt;20&lt;/td&gt;</text:p>
      <text:p text:style-name="P139"><text:s text:c="12"/>&lt;/tr&gt;</text:p>
      <text:p text:style-name="P139"><text:s text:c="12"/>&lt;tr&gt;</text:p>
      <text:p text:style-name="P139"><text:s text:c="16"/>&lt;th&gt;Baldes&lt;/th&gt;</text:p>
      <text:p text:style-name="P139"><text:s text:c="16"/>&lt;td&gt;10&lt;/td&gt;</text:p>
      <text:p text:style-name="P139"><text:s text:c="16"/>&lt;td&gt;10&lt;/td&gt;</text:p>
      <text:p text:style-name="P139"><text:s text:c="16"/>&lt;td&gt;30&lt;/td&gt;</text:p>
      <text:p text:style-name="P139"><text:s text:c="16"/>&lt;td&gt;25&lt;/td&gt;</text:p>
      <text:p text:style-name="P139"><text:s text:c="12"/>&lt;/tr&gt;</text:p>
      <text:p text:style-name="P139"><text:s text:c="8"/>&lt;/tbody&gt;</text:p>
      <text:p text:style-name="P138"><text:s text:c="4"/>&lt;/table&gt;</text:p>
      <text:p text:style-name="P138">&lt;/!doctype&gt;</text:p>
      <text:p text:style-name="P130"/>
      <text:list xml:id="list220907072431682" text:continue-numbering="true" text:style-name="L4">
        <text:list-item>
          <text:p text:style-name="P121">Melhorando o aspecto com colgroup</text:p>
        </text:list-item>
      </text:list>
      <text:p text:style-name="P122"/>
      <text:list xml:id="list220905718325126" text:continue-numbering="true" text:style-name="L4">
        <text:list-item>
          <text:p text:style-name="P1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2T22:09:04.874382191</dc:date>
    <meta:editing-duration>PT1H52M10S</meta:editing-duration>
    <meta:editing-cycles>11</meta:editing-cycles>
    <meta:generator>LibreOffice/6.1.5.2$Linux_X86_64 LibreOffice_project/10$Build-2</meta:generator>
    <meta:document-statistic meta:table-count="0" meta:image-count="0" meta:object-count="0" meta:page-count="16" meta:paragraph-count="438" meta:word-count="2883" meta:character-count="22326" meta:non-whitespace-character-count="18656"/>
  </office:meta>
</office:document-meta>
</file>